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prefix="(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family="paragraph">
      <style:text-properties fo:font-weight="bold" style:font-weight-asian="bold"/>
    </style:style>
    <style:style style:name="P7" style:parent-style-name="ListParagraph" style:list-style-name="LFO2" style:family="paragraph"/>
    <style:style style:name="T8" style:parent-style-name="DefaultParagraphFont" style:family="text">
      <style:text-properties fo:font-style="italic" style:font-style-asian="italic"/>
    </style:style>
    <style:style style:name="P9" style:parent-style-name="ListParagraph" style:list-style-name="LFO2" style:family="paragraph"/>
    <style:style style:name="T10" style:parent-style-name="DefaultParagraphFont" style:family="text">
      <style:text-properties fo:font-style="italic" style:font-style-asian="italic"/>
    </style:style>
  </office:automatic-styles>
  <office:body>
    <office:text text:use-soft-page-breaks="true">
      <text:p text:style-name="P1">Week 5</text:p>
      <text:p text:style-name="Normal">Attendees: Shayan, Abdul, Antony, Taher<text:s/></text:p>
      <text:p text:style-name="Normal"/>
      <text:p text:style-name="Normal">Discussion:</text:p>
      <text:list text:style-name="LFO1" text:continue-numbering="true">
        <text:list-item>
          <text:p text:style-name="P2">Discussed which task each member has gotten up to<text:s/></text:p>
        </text:list-item>
        <text:list-item>
          <text:p text:style-name="P3">Agreed each member<text:s/>should aim to complete task 3 by the end of the week<text:s/></text:p>
        </text:list-item>
        <text:list-item>
          <text:p text:style-name="P4">Went over mark scheme to guide us<text:s/></text:p>
        </text:list-item>
        <text:list-item>
          <text:p text:style-name="P5"><text:s/>UML diagrams<text:s/></text:p>
        </text:list-item>
      </text:list>
      <text:p text:style-name="ListParagraph"/>
      <text:p text:style-name="P6">Task 3: Specification and Modelling Software Functional Requirements (20 Marks)</text:p>
      <text:p text:style-name="ListParagraph">In this task, you will work as a requirements analyst to produce a UML model of the software system to be developed using a software modelling tool. The UML model should contain the following types of models.<text:s/></text:p>
      <text:list text:style-name="LFO2">
        <text:list-item text:start-value="1">
          <text:p text:style-name="P7"><text:span text:style-name="T8">Use Case Model</text:span><text:s/>(10 Marks, Individual effort): Each member of the team should develop one Use Case Diagram to define the use cases of the subsystem to specify the scope of the software engineering project.<text:s/></text:p>
        </text:list-item>
      </text:list>
      <text:list text:style-name="LFO2" text:continue-numbering="true">
        <text:list-item>
          <text:p text:style-name="P9"><text:span text:style-name="T10">Activity Model</text:span><text:s/>(10 Marks, Individual effort): Each team member should select one use case of your subsystem to produce one Activity Diagram for the selected use case to specify the interactions between a user and the subsystem.<text:s/></text:p>
        </text:list-item>
      </text:list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prefix="(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(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hayan Ul-haq</meta:initial-creator>
    <dc:creator>Shayan Ul-haq</dc:creator>
    <meta:creation-date>2024-11-10T18:10:00Z</meta:creation-date>
    <dc:date>2024-11-10T18:49:00Z</dc:date>
    <meta:template xlink:href="Normal" xlink:type="simple"/>
    <meta:editing-cycles>1</meta:editing-cycles>
    <meta:editing-duration>PT2340S</meta:editing-duration>
    <meta:document-statistic meta:page-count="1" meta:paragraph-count="1" meta:word-count="143" meta:character-count="961" meta:row-count="6" meta:non-whitespace-character-count="819"/>
  </office:meta>
</office:document-meta>
</file>